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25-03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24-10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24-03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23-10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23-03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22-10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22-03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21-10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21-03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20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2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1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1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18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1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17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17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16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1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1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1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1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1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1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13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1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1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1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1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1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1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09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0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0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07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0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06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0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04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0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2000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9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98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9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9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9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9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9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95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9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9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9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92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9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9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9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9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4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4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4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4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3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2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1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1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1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1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0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0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8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7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7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7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7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79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7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79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7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79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7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7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7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7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7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7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7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7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78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808103023902</text:p>
          </table:table-cell>
          <table:table-cell office:value-type="string" calcext:value-type="string">
            <text:p>14N 50W34CDC 2</text:p>
          </table:table-cell>
          <table:table-cell office:value-type="string" calcext:value-type="string">
            <text:p>197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4" meta:object-count="0"/>
    <meta:user-defined meta:name="AppVersion">3.0</meta:user-defined>
  </office:meta>
</office:document-meta>
</file>